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687" officeooo:paragraph-rsid="0011d687"/>
    </style:style>
    <style:style style:name="P2" style:family="paragraph" style:parent-style-name="Standard">
      <style:text-properties officeooo:rsid="0011e6d8" officeooo:paragraph-rsid="0011e6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kdir</text:p>
      <text:p text:style-name="P1">mv</text:p>
      <text:p text:style-name="P1">vi</text:p>
      <text:p text:style-name="P1">vim</text:p>
      <text:p text:style-name="P1">rm</text:p>
      <text:p text:style-name="P1">cd</text:p>
      <text:p text:style-name="P1">ls</text:p>
      <text:p text:style-name="P1">make</text:p>
      <text:p text:style-name="P1">gcc</text:p>
      <text:p text:style-name="P1">./a.out</text:p>
      <text:p text:style-name="P1">gedit</text:p>
      <text:p text:style-name="P1">chmod 777</text:p>
      <text:p text:style-name="P1">git clone</text:p>
      <text:p text:style-name="P1">sudo apt-get install packageName</text:p>
      <text:p text:style-name="P1">cat</text:p>
      <text:p text:style-name="P1">pwd</text:p>
      <text:p text:style-name="P1">ifconfig</text:p>
      <text:p text:style-name="P1">python3 binary.py</text:p>
      <text:p text:style-name="P1">ping</text:p>
      <text:p text:style-name="P1">file binaryName</text:p>
      <text:p text:style-name="P1">rmdir</text:p>
      <text:p text:style-name="P1">kill -a -9</text:p>
      <text:p text:style-name="P1">clear</text:p>
      <text:p text:style-name="P1">man</text:p>
      <text:p text:style-name="P1">i2cdetect</text:p>
      <text:p text:style-name="P1">dmesg</text:p>
      <text:p text:style-name="P1">sudo minicom -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0:27:34.338010521</meta:creation-date>
    <dc:date>2023-05-10T15:11:29.108503365</dc:date>
    <meta:editing-duration>PT1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38" meta:character-count="189" meta:non-whitespace-character-count="178"/>
  </office:meta>
</office:document-meta>
</file>